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ing limits graphically &amp; numerically (table)</text:p>
      <text:p text:style-name="Standard">Finding limits analytically</text:p>
      <text:p text:style-name="Standard">One-sided limits &amp; continuity</text:p>
      <text:p text:style-name="Standard">Limits involving infinity</text:p>
      <text:p text:style-name="Standard">The derivative &amp; the tangent line prob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7T10:56:36.02</meta:creation-date>
    <meta:generator>OpenOffice/4.1.3$Win32 OpenOffice.org_project/413m1$Build-9783</meta:generator>
    <dc:date>2018-02-07T11:06:18.50</dc:date>
    <dc:creator>Timothy Cayer</dc:creator>
    <meta:editing-duration>PT9M43S</meta:editing-duration>
    <meta:editing-cycles>2</meta:editing-cycles>
    <meta:document-statistic meta:table-count="0" meta:image-count="0" meta:object-count="0" meta:page-count="1" meta:paragraph-count="5" meta:word-count="23" meta:character-count="170"/>
  </office:meta>
</office:document-meta>
</file>